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0.457cm" fo:min-width="0.207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999cm" svg:height="0.999cm" svg:x="2.587cm" svg:y="5.1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99cm" svg:height="0.999cm" svg:x="13.653cm" svg:y="7.62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99cm" svg:height="0.999cm" svg:x="6.351cm" svg:y="5.08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99cm" svg:height="0.999cm" svg:x="13.653cm" svg:y="2.54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99cm" svg:height="0.999cm" svg:x="9.89cm" svg:y="5.0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586cm" svg:y1="5.627cm" svg:x2="6.351cm" svg:y2="5.581cm" draw:start-shape="id1" draw:start-glue-point="10" draw:end-shape="id2" draw:end-glue-point="6" svg:d="M3586 5627l2765-46" svg:viewBox="0 0 2766 47">
          <text:p/>
        </draw:connector>
        <draw:connector draw:style-name="gr2" draw:text-style-name="P3" draw:layer="layout" draw:type="line" svg:x1="7.35cm" svg:y1="5.581cm" svg:x2="9.89cm" svg:y2="5.581cm" draw:start-shape="id2" draw:start-glue-point="10" draw:end-shape="id3" draw:end-glue-point="6" svg:d="M7350 5581h2540" svg:viewBox="0 0 2541 1">
          <text:p/>
        </draw:connector>
        <draw:connector draw:style-name="gr2" draw:text-style-name="P3" draw:layer="layout" draw:type="line" svg:x1="10.743cm" svg:y1="5.227cm" svg:x2="13.799cm" svg:y2="3.394cm" draw:start-shape="id3" draw:start-glue-point="11" draw:end-shape="id4" draw:end-glue-point="7" svg:d="M10743 5227l3056-1833" svg:viewBox="0 0 3057 1834">
          <text:p/>
        </draw:connector>
        <draw:connector draw:style-name="gr2" draw:text-style-name="P3" draw:layer="layout" draw:type="line" svg:x1="10.743cm" svg:y1="5.934cm" svg:x2="13.799cm" svg:y2="7.767cm" draw:start-shape="id3" draw:start-glue-point="9" draw:end-shape="id5" draw:end-glue-point="5" svg:d="M10743 5934l3056 1833" svg:viewBox="0 0 3057 1834">
          <text:p/>
        </draw:connector>
        <draw:connector draw:style-name="gr2" draw:text-style-name="P3" draw:layer="layout" draw:type="line" svg:x1="14.153cm" svg:y1="3.54cm" svg:x2="14.153cm" svg:y2="7.621cm" draw:start-shape="id4" draw:start-glue-point="8" draw:end-shape="id5" draw:end-glue-point="4" svg:d="M14153 3540v4081" svg:viewBox="0 0 1 4082">
          <text:p/>
        </draw:connector>
        <draw:frame draw:style-name="gr3" draw:text-style-name="P4" draw:layer="layout" svg:width="0.926cm" svg:height="0.962cm" svg:x="3.222cm" svg:y="1.635cm">
          <draw:text-box>
            <text:p>A</text:p>
          </draw:text-box>
        </draw:frame>
        <draw:custom-shape draw:style-name="gr1" draw:text-style-name="P2" xml:id="id12" draw:id="id12" draw:layer="layout" svg:width="0.999cm" svg:height="0.999cm" svg:x="11.53cm" svg:y="15.58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99cm" svg:height="0.999cm" svg:x="2.223cm" svg:y="13.06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99cm" svg:height="0.999cm" svg:x="8.62cm" svg:y="10.16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99cm" svg:height="0.999cm" svg:x="5.445cm" svg:y="11.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999cm" svg:height="0.999cm" svg:x="8.573cm" svg:y="15.55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999cm" svg:height="0.999cm" svg:x="8.573cm" svg:y="12.74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999cm" svg:height="0.999cm" svg:x="5.378cm" svg:y="15.52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076cm" svg:y1="13.211cm" svg:x2="5.445cm" svg:y2="11.66cm" draw:start-shape="id6" draw:start-glue-point="11" draw:end-shape="id7" draw:end-glue-point="6" svg:d="M3076 13211l2369-1551" svg:viewBox="0 0 2370 1552">
          <text:p/>
        </draw:connector>
        <draw:connector draw:style-name="gr2" draw:text-style-name="P3" draw:layer="layout" draw:type="line" svg:x1="3.076cm" svg:y1="13.918cm" svg:x2="5.378cm" svg:y2="16.022cm" draw:start-shape="id6" draw:start-glue-point="9" draw:end-shape="id8" draw:end-glue-point="6" svg:d="M3076 13918l2302 2104" svg:viewBox="0 0 2303 2105">
          <text:p/>
        </draw:connector>
        <draw:connector draw:style-name="gr2" draw:text-style-name="P3" draw:layer="layout" draw:type="line" svg:x1="6.298cm" svg:y1="11.306cm" svg:x2="8.62cm" svg:y2="10.661cm" draw:start-shape="id7" draw:start-glue-point="11" draw:end-shape="id9" draw:end-glue-point="6" svg:d="M6298 11306l2322-645" svg:viewBox="0 0 2323 646">
          <text:p/>
        </draw:connector>
        <draw:connector draw:style-name="gr2" draw:text-style-name="P3" draw:layer="layout" draw:type="line" svg:x1="6.298cm" svg:y1="12.013cm" svg:x2="8.573cm" svg:y2="13.247cm" draw:start-shape="id7" draw:start-glue-point="9" draw:end-shape="id10" draw:end-glue-point="6" svg:d="M6298 12013l2275 1234" svg:viewBox="0 0 2276 1235">
          <text:p/>
        </draw:connector>
        <draw:connector draw:style-name="gr2" draw:text-style-name="P3" draw:layer="layout" draw:type="line" svg:x1="9.12cm" svg:y1="11.16cm" svg:x2="9.073cm" svg:y2="12.747cm" draw:start-shape="id9" draw:start-glue-point="8" draw:end-shape="id10" draw:end-glue-point="4" svg:d="M9120 11160l-47 1587" svg:viewBox="0 0 48 1588">
          <text:p/>
        </draw:connector>
        <draw:connector draw:style-name="gr2" draw:text-style-name="P3" draw:layer="layout" draw:type="line" svg:x1="6.377cm" svg:y1="16.022cm" svg:x2="8.573cm" svg:y2="16.058cm" draw:start-shape="id8" draw:start-glue-point="10" draw:end-shape="id11" draw:end-glue-point="6" svg:d="M6377 16022l2196 36" svg:viewBox="0 0 2197 37">
          <text:p/>
        </draw:connector>
        <draw:connector draw:style-name="gr2" draw:text-style-name="P3" draw:layer="layout" draw:type="line" svg:x1="9.572cm" svg:y1="16.058cm" svg:x2="11.53cm" svg:y2="16.086cm" draw:start-shape="id11" draw:start-glue-point="10" draw:end-shape="id12" svg:d="M9572 16058l1958 28" svg:viewBox="0 0 1959 29">
          <text:p/>
        </draw:connector>
        <draw:frame draw:style-name="gr3" draw:text-style-name="P4" draw:layer="layout" svg:width="0.926cm" svg:height="0.962cm" svg:x="2.587cm" svg:y="9.89cm">
          <draw:text-box>
            <text:p>B</text:p>
          </draw:text-box>
        </draw:frame>
        <draw:connector draw:style-name="gr2" draw:text-style-name="P3" draw:layer="layout" draw:type="line" svg:x1="5.945cm" svg:y1="12.159cm" svg:x2="5.877cm" svg:y2="15.522cm" draw:start-shape="id7" draw:start-glue-point="8" draw:end-shape="id8" svg:d="M5945 12159l-68 3363" svg:viewBox="0 0 69 3364">
          <text:p/>
        </draw:connector>
        <draw:custom-shape draw:style-name="gr1" draw:text-style-name="P2" draw:layer="layout" svg:width="0.999cm" svg:height="0.999cm" svg:x="-13.651cm" svg:y="19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4" draw:text-style-name="P1" xml:id="id13" draw:id="id13" draw:layer="layout" svg:width="0.999cm" svg:height="0.999cm" svg:x="4.128cm" svg:y="4.12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0.999cm" svg:height="0.999cm" svg:x="6.715cm" svg:y="8.6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0.999cm" svg:height="0.999cm" svg:x="3.222cm" svg:y="1.63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4" draw:id="id14" draw:layer="layout" svg:width="0.999cm" svg:height="0.999cm" svg:x="13.065cm" svg:y="1.952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9" draw:id="id19" draw:layer="layout" svg:width="0.999cm" svg:height="0.999cm" svg:x="24.177cm" svg:y="1.58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8" draw:id="id18" draw:layer="layout" svg:width="0.999cm" svg:height="0.999cm" svg:x="14.288cm" svg:y="6.08cm">
          <text:p text:style-name="P1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23" draw:id="id23" draw:layer="layout" svg:width="0.999cm" svg:height="0.999cm" svg:x="25.765cm" svg:y="17.82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0.999cm" svg:height="0.999cm" svg:x="15.876cm" svg:y="11.11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7" draw:id="id17" draw:layer="layout" svg:width="0.999cm" svg:height="0.999cm" svg:x="25.447cm" svg:y="14.017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0.999cm" svg:height="0.999cm" svg:x="10.525cm" svg:y="9.84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0.999cm" svg:height="0.999cm" svg:x="8.256cm" svg:y="13.01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1" draw:id="id21" draw:layer="layout" svg:width="0.999cm" svg:height="0.999cm" svg:x="16.511cm" svg:y="18.416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0.999cm" svg:height="0.999cm" svg:x="1.952cm" svg:y="18.14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0.999cm" svg:height="0.999cm" svg:x="25.13cm" svg:y="7.30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127cm" svg:y1="4.628cm" svg:x2="13.065cm" svg:y2="2.452cm" draw:start-shape="id13" draw:start-glue-point="10" draw:end-shape="id14" draw:end-glue-point="6" svg:d="M5127 4628l7938-2176" svg:viewBox="0 0 7939 2177">
          <text:p/>
        </draw:connector>
        <draw:connector draw:style-name="gr6" draw:text-style-name="P3" draw:layer="layout" draw:type="line" svg:x1="4.981cm" svg:y1="4.981cm" svg:x2="6.715cm" svg:y2="9.12cm" draw:start-shape="id13" draw:start-glue-point="9" draw:end-shape="id15" draw:end-glue-point="6" svg:d="M4981 4981l1734 4139" svg:viewBox="0 0 1735 4140">
          <text:p/>
        </draw:connector>
        <draw:connector draw:style-name="gr7" draw:text-style-name="P3" draw:layer="layout" draw:type="line" svg:x1="2.951cm" svg:y1="18.645cm" svg:x2="25.447cm" svg:y2="14.517cm" draw:start-shape="id16" draw:start-glue-point="10" draw:end-shape="id17" draw:end-glue-point="6" svg:d="M2951 18645l22496-4128" svg:viewBox="0 0 22497 4129">
          <text:p/>
        </draw:connector>
        <draw:connector draw:style-name="gr8" draw:text-style-name="P3" draw:layer="layout" draw:type="line" svg:x1="13.565cm" svg:y1="2.951cm" svg:x2="14.787cm" svg:y2="6.08cm" draw:start-shape="id14" draw:start-glue-point="8" draw:end-shape="id18" svg:d="M13565 2951l1222 3129" svg:viewBox="0 0 1223 3130">
          <text:p/>
        </draw:connector>
        <draw:connector draw:style-name="gr9" draw:text-style-name="P3" draw:layer="layout" draw:type="line" svg:x1="24.677cm" svg:y1="2.587cm" svg:x2="2.951cm" svg:y2="18.644cm" draw:start-shape="id19" draw:start-glue-point="8" draw:end-shape="id16" svg:d="M24677 2587l-21726 16057" svg:viewBox="0 0 21727 16058">
          <text:p/>
        </draw:connector>
        <draw:connector draw:style-name="gr10" draw:text-style-name="P3" draw:layer="layout" draw:type="line" svg:x1="15.141cm" svg:y1="6.226cm" svg:x2="24.323cm" svg:y2="2.441cm" draw:start-shape="id18" draw:start-glue-point="11" draw:end-shape="id19" draw:end-glue-point="7" svg:d="M15141 6226l9182-3785" svg:viewBox="0 0 9183 3786">
          <text:p/>
        </draw:connector>
        <draw:connector draw:style-name="gr11" draw:text-style-name="P3" draw:layer="layout" draw:type="line" svg:x1="14.434cm" svg:y1="6.933cm" svg:x2="7.714cm" svg:y2="9.119cm" draw:start-shape="id18" draw:start-glue-point="7" draw:end-shape="id15" svg:d="M14434 6933l-6720 2186" svg:viewBox="0 0 6721 2187">
          <text:p/>
        </draw:connector>
        <draw:connector draw:style-name="gr12" draw:text-style-name="P3" draw:layer="layout" draw:type="line" svg:x1="14.788cm" svg:y1="7.079cm" svg:x2="16.375cm" svg:y2="11.113cm" draw:start-shape="id18" draw:start-glue-point="8" draw:end-shape="id20" svg:d="M14788 7079l1587 4034" svg:viewBox="0 0 1588 4035">
          <text:p/>
        </draw:connector>
        <draw:connector draw:style-name="gr13" draw:text-style-name="P3" draw:layer="layout" draw:type="line" svg:x1="25.593cm" svg:y1="14.163cm" svg:x2="15.141cm" svg:y2="6.933cm" draw:start-shape="id17" draw:start-glue-point="5" draw:end-shape="id18" draw:end-glue-point="9" svg:d="M25593 14163l-10452-7230" svg:viewBox="0 0 10453 7231">
          <text:p/>
        </draw:connector>
        <draw:connector draw:style-name="gr14" draw:text-style-name="P3" draw:layer="layout" draw:type="line" svg:x1="16.729cm" svg:y1="11.966cm" svg:x2="17.01cm" svg:y2="18.416cm" draw:start-shape="id20" draw:start-glue-point="9" draw:end-shape="id21" draw:end-glue-point="0" svg:d="M16729 11966l281 6450" svg:viewBox="0 0 282 6451">
          <text:p/>
        </draw:connector>
        <draw:connector draw:style-name="gr15" draw:text-style-name="P3" draw:layer="layout" draw:type="line" svg:x1="16.511cm" svg:y1="18.916cm" svg:x2="2.951cm" svg:y2="18.644cm" draw:start-shape="id21" draw:start-glue-point="6" draw:end-shape="id16" svg:d="M16511 18916l-13560-272" svg:viewBox="0 0 13561 273">
          <text:p/>
        </draw:connector>
        <draw:connector draw:style-name="gr16" draw:text-style-name="P3" draw:layer="layout" draw:type="line" svg:x1="9.255cm" svg:y1="13.518cm" svg:x2="15.876cm" svg:y2="11.613cm" draw:start-shape="id22" draw:start-glue-point="10" draw:end-shape="id20" draw:end-glue-point="6" svg:d="M9255 13518l6621-1905" svg:viewBox="0 0 6622 1906">
          <text:p/>
        </draw:connector>
        <draw:connector draw:style-name="gr17" draw:text-style-name="P3" draw:layer="layout" draw:type="line" svg:x1="25.911cm" svg:y1="17.973cm" svg:x2="9.109cm" svg:y2="13.164cm" draw:start-shape="id23" draw:start-glue-point="5" draw:end-shape="id22" draw:end-glue-point="11" svg:d="M25911 17973l-16802-4809" svg:viewBox="0 0 16803 4810">
          <text:p/>
        </draw:connector>
        <draw:connector draw:style-name="gr18" draw:text-style-name="P3" draw:layer="layout" draw:type="line" svg:x1="14.064cm" svg:y1="2.452cm" svg:x2="24.177cm" svg:y2="2.088cm" draw:start-shape="id14" draw:start-glue-point="10" draw:end-shape="id19" draw:end-glue-point="6" svg:d="M14064 2452l10113-364" svg:viewBox="0 0 10114 365">
          <text:p/>
        </draw:connector>
        <draw:connector draw:style-name="gr19" draw:text-style-name="P3" draw:layer="layout" draw:type="line" svg:x1="13.211cm" svg:y1="2.098cm" svg:x2="4.075cm" svg:y2="1.781cm" draw:start-shape="id14" draw:start-glue-point="5" draw:end-shape="id24" draw:end-glue-point="11" svg:d="M13211 2098l-9136-317" svg:viewBox="0 0 9137 318">
          <text:p/>
        </draw:connector>
        <draw:connector draw:style-name="gr20" draw:text-style-name="P3" draw:layer="layout" draw:type="line" svg:x1="25.63cm" svg:y1="7.303cm" svg:x2="25.03cm" svg:y2="2.441cm" draw:start-shape="id25" draw:start-glue-point="4" draw:end-shape="id19" draw:end-glue-point="9" svg:d="M25630 7303l-600-4862" svg:viewBox="0 0 601 4863">
          <text:p/>
        </draw:connector>
        <draw:connector draw:style-name="gr21" draw:text-style-name="P3" draw:layer="layout" draw:type="line" svg:x1="26.3cm" svg:y1="14.87cm" svg:x2="26.265cm" svg:y2="17.827cm" draw:start-shape="id17" draw:start-glue-point="9" draw:end-shape="id23" draw:end-glue-point="4" svg:d="M26300 14870l-35 2957" svg:viewBox="0 0 36 2958">
          <text:p/>
        </draw:connector>
        <draw:connector draw:style-name="gr22" draw:text-style-name="P3" draw:layer="layout" draw:type="line" svg:x1="17.51cm" svg:y1="18.915cm" svg:x2="26.264cm" svg:y2="18.826cm" draw:start-shape="id21" draw:end-shape="id23" svg:d="M17510 18915l8754-89" svg:viewBox="0 0 8755 90">
          <text:p/>
        </draw:connector>
        <draw:connector draw:style-name="gr23" draw:text-style-name="P3" draw:layer="layout" draw:type="line" svg:x1="8.402cm" svg:y1="13.164cm" svg:x2="7.215cm" svg:y2="9.619cm" draw:start-shape="id22" draw:start-glue-point="5" draw:end-shape="id15" draw:end-glue-point="8" svg:d="M8402 13164l-1187-3545" svg:viewBox="0 0 1188 3546">
          <text:p/>
        </draw:connector>
        <draw:connector draw:style-name="gr24" draw:text-style-name="P3" draw:layer="layout" draw:type="line" svg:x1="10.671cm" svg:y1="10.696cm" svg:x2="16.375cm" svg:y2="11.113cm" draw:start-shape="id26" draw:start-glue-point="7" draw:end-shape="id20" svg:d="M10671 10696l5704 417" svg:viewBox="0 0 5705 418">
          <text:p/>
        </draw:connector>
        <draw:connector draw:style-name="gr25" draw:text-style-name="P3" draw:layer="layout" draw:type="line" svg:x1="25.629cm" svg:y1="8.302cm" svg:x2="25.946cm" svg:y2="14.017cm" draw:start-shape="id25" draw:end-shape="id17" svg:d="M25629 8302l317 5715" svg:viewBox="0 0 318 5716">
          <text:p/>
        </draw:connector>
        <draw:connector draw:style-name="gr26" draw:text-style-name="P3" draw:layer="layout" draw:type="line" svg:x1="3.368cm" svg:y1="2.488cm" svg:x2="2.951cm" svg:y2="18.644cm" draw:start-shape="id24" draw:start-glue-point="7" draw:end-shape="id16" svg:d="M3368 2488l-417 16156" svg:viewBox="0 0 418 16157">
          <text:p/>
        </draw:connector>
        <draw:connector draw:style-name="gr27" draw:text-style-name="P3" draw:layer="layout" draw:type="line" svg:x1="2.805cm" svg:y1="18.291cm" svg:x2="4.627cm" svg:y2="5.127cm" draw:start-shape="id16" draw:start-glue-point="11" draw:end-shape="id13" svg:d="M2805 18291l1822-13164" svg:viewBox="0 0 1823 13165">
          <text:p/>
        </draw:connector>
        <draw:connector draw:style-name="gr28" draw:text-style-name="P3" draw:layer="layout" draw:type="line" svg:x1="7.714cm" svg:y1="9.119cm" svg:x2="11.024cm" svg:y2="9.843cm" draw:start-shape="id15" draw:end-shape="id26" svg:d="M7714 9119l3310 724" svg:viewBox="0 0 3311 725">
          <text:p/>
        </draw:connector>
        <draw:connector draw:style-name="gr29" draw:text-style-name="P3" draw:layer="layout" draw:type="line" svg:x1="7.714cm" svg:y1="9.119cm" svg:x2="25.629cm" svg:y2="8.302cm" draw:start-shape="id15" draw:end-shape="id25" draw:end-glue-point="2" svg:d="M7714 9119l17915-817" svg:viewBox="0 0 17916 818">
          <text:p/>
        </draw:connector>
        <draw:frame draw:style-name="gr30" draw:text-style-name="P4" draw:layer="layout" svg:width="0.961cm" svg:height="0.962cm" svg:x="1.635cm" svg:y="1cm">
          <draw:text-box>
            <text:p>C</text:p>
          </draw:text-box>
        </draw:frame>
      </draw:page>
      <draw:page draw:name="page3" draw:style-name="dp1" draw:master-page-name="Default">
        <draw:custom-shape draw:style-name="gr4" draw:text-style-name="P1" xml:id="id27" draw:id="id27" draw:layer="layout" svg:width="0.999cm" svg:height="0.999cm" svg:x="2.858cm" svg:y="6.3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0.999cm" svg:height="0.999cm" svg:x="9.89cm" svg:y="6.3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0.999cm" svg:height="0.999cm" svg:x="6.397cm" svg:y="9.25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0.999cm" svg:height="0.999cm" svg:x="6.08cm" svg:y="3.49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0.999cm" svg:height="0.999cm" svg:x="15.922cm" svg:y="3.17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4" draw:id="id34" draw:layer="layout" svg:width="0.999cm" svg:height="0.999cm" svg:x="19.097cm" svg:y="6.35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0.999cm" svg:height="0.999cm" svg:x="13.065cm" svg:y="6.39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3" draw:id="id33" draw:layer="layout" svg:width="0.999cm" svg:height="0.999cm" svg:x="16.193cm" svg:y="9.57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358cm" svg:y1="6.351cm" svg:x2="6.08cm" svg:y2="3.993cm" draw:start-shape="id27" draw:start-glue-point="4" draw:end-shape="id28" draw:end-glue-point="6" svg:d="M3358 6351l2722-2358" svg:viewBox="0 0 2723 2359">
          <text:p/>
        </draw:connector>
        <draw:connector draw:style-name="gr2" draw:text-style-name="P3" draw:layer="layout" draw:type="line" svg:x1="6.397cm" svg:y1="9.755cm" svg:x2="3.358cm" svg:y2="7.35cm" draw:start-shape="id29" draw:start-glue-point="6" draw:end-shape="id27" draw:end-glue-point="8" svg:d="M6397 9755l-3039-2405" svg:viewBox="0 0 3040 2406">
          <text:p/>
        </draw:connector>
        <draw:connector draw:style-name="gr2" draw:text-style-name="P3" draw:layer="layout" draw:type="line" svg:x1="7.079cm" svg:y1="3.993cm" svg:x2="10.036cm" svg:y2="6.543cm" draw:start-shape="id28" draw:start-glue-point="10" draw:end-shape="id30" draw:end-glue-point="5" svg:d="M7079 3993l2957 2550" svg:viewBox="0 0 2958 2551">
          <text:p/>
        </draw:connector>
        <draw:connector draw:style-name="gr2" draw:text-style-name="P3" draw:layer="layout" draw:type="line" svg:x1="10.036cm" svg:y1="7.25cm" svg:x2="7.25cm" svg:y2="9.401cm" draw:start-shape="id30" draw:start-glue-point="7" draw:end-shape="id29" draw:end-glue-point="11" svg:d="M10036 7250l-2786 2151" svg:viewBox="0 0 2787 2152">
          <text:p/>
        </draw:connector>
        <draw:connector draw:style-name="gr2" draw:text-style-name="P3" draw:layer="layout" draw:type="line" svg:x1="13.565cm" svg:y1="6.397cm" svg:x2="16.068cm" svg:y2="4.029cm" draw:start-shape="id31" draw:start-glue-point="4" draw:end-shape="id32" draw:end-glue-point="7" svg:d="M13565 6397l2503-2368" svg:viewBox="0 0 2504 2369">
          <text:p/>
        </draw:connector>
        <draw:connector draw:style-name="gr2" draw:text-style-name="P3" draw:layer="layout" draw:type="line" svg:x1="16.692cm" svg:y1="9.572cm" svg:x2="13.918cm" svg:y2="7.25cm" draw:start-shape="id33" draw:end-shape="id31" draw:end-glue-point="9" svg:d="M16692 9572l-2774-2322" svg:viewBox="0 0 2775 2323">
          <text:p/>
        </draw:connector>
        <draw:connector draw:style-name="gr2" draw:text-style-name="P3" draw:layer="layout" draw:type="line" svg:x1="17.192cm" svg:y1="10.071cm" svg:x2="19.596cm" svg:y2="7.35cm" draw:start-shape="id33" draw:end-shape="id34" svg:d="M17192 10071l2404-2721" svg:viewBox="0 0 2405 2722">
          <text:p/>
        </draw:connector>
        <draw:connector draw:style-name="gr2" draw:text-style-name="P3" draw:layer="layout" draw:type="line" svg:x1="16.921cm" svg:y1="3.675cm" svg:x2="19.597cm" svg:y2="6.351cm" draw:start-shape="id32" draw:end-shape="id34" draw:end-glue-point="4" svg:d="M16921 3675l2676 2676" svg:viewBox="0 0 2677 2677">
          <text:p/>
        </draw:connector>
        <draw:connector draw:style-name="gr2" draw:text-style-name="P3" draw:layer="layout" draw:type="line" svg:x1="7.079cm" svg:y1="3.992cm" svg:x2="15.922cm" svg:y2="3.675cm" draw:start-shape="id28" draw:end-shape="id32" svg:d="M7079 3992l8843-317" svg:viewBox="0 0 8844 318">
          <text:p/>
        </draw:connector>
        <draw:connector draw:style-name="gr2" draw:text-style-name="P3" draw:layer="layout" draw:type="line" svg:x1="7.396cm" svg:y1="9.754cm" svg:x2="16.193cm" svg:y2="10.071cm" draw:start-shape="id29" draw:end-shape="id33" svg:d="M7396 9754l8797 317" svg:viewBox="0 0 8798 318">
          <text:p/>
        </draw:connector>
        <draw:connector draw:style-name="gr2" draw:text-style-name="P3" draw:layer="layout" draw:type="line" svg:x1="6.58cm" svg:y1="4.492cm" svg:x2="6.896cm" svg:y2="9.255cm" draw:start-shape="id28" draw:start-glue-point="8" draw:end-shape="id29" svg:d="M6580 4492l316 4763" svg:viewBox="0 0 317 4764">
          <text:p/>
        </draw:connector>
        <draw:connector draw:style-name="gr2" draw:text-style-name="P3" draw:layer="layout" draw:type="line" svg:x1="14.064cm" svg:y1="6.896cm" svg:x2="19.097cm" svg:y2="6.85cm" draw:start-shape="id31" draw:end-shape="id34" svg:d="M14064 6896l5033-46" svg:viewBox="0 0 5034 47">
          <text:p/>
        </draw:connector>
        <draw:frame draw:style-name="gr30" draw:text-style-name="P4" draw:layer="layout" svg:width="9.103cm" svg:height="1.673cm" svg:x="3.222cm" svg:y="1.317cm">
          <draw:text-box>
            <text:p>D – Two Connected Diamonds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9:22:19.662633397</meta:creation-date>
    <dc:date>2026-01-09T23:47:13.011039106</dc:date>
    <meta:editing-duration>PT41M55S</meta:editing-duration>
    <meta:editing-cycles>9</meta:editing-cycles>
    <meta:generator>LibreOffice/25.2.5.2$Linux_X86_64 LibreOffice_project/520$Build-2</meta:generator>
    <meta:document-statistic meta:object-count="89"/>
  </office:meta>
</office:document-meta>
</file>